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xddd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a</text:p>
          </table:table-cell>
        </table:table-row>
      </table:table>
      <table:table table:name="version to edit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124121" calcext:value-type="float">
            <text:p>12412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a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.00.0000</text:date>, <text:time style:data-style-name="N2" text:time-value="11:19:41.11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8T11:20:12.093000000</dc:date>
    <meta:editing-duration>PT49S</meta:editing-duration>
    <meta:editing-cycles>2</meta:editing-cycles>
    <meta:generator>LibreOffice/7.3.0.3$Windows_X86_64 LibreOffice_project/0f246aa12d0eee4a0f7adcefbf7c878fc2238db3</meta:generator>
    <meta:document-statistic meta:table-count="2" meta:cell-count="14" meta:object-count="0"/>
  </office:meta>
</office:document-meta>
</file>